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9f7" officeooo:paragraph-rsid="001e69f7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 irrelevante el max o min heap, por el hecho de que estos definen un orden para el arbol en base a las prioridades, mas no afectan la cantidad de procesos que se deben realizar para ordenarlos, y en caso de que dos elementos tuvieran la misma prioridad al momento de compararsen, nuestro recien insertado pasaria a tomar el puesto del insertado anteriorm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6:14:20.046835616</meta:creation-date>
    <dc:date>2020-05-21T16:23:45.889143100</dc:date>
    <meta:editing-duration>PT9M34S</meta:editing-duration>
    <meta:editing-cycles>1</meta:editing-cycles>
    <meta:document-statistic meta:table-count="0" meta:image-count="0" meta:object-count="0" meta:page-count="1" meta:paragraph-count="1" meta:word-count="63" meta:character-count="360" meta:non-whitespace-character-count="298"/>
    <meta:generator>LibreOffice/6.0.7.3$Linux_X86_64 LibreOffice_project/00m0$Build-3</meta:generator>
  </office:meta>
</office:document-meta>
</file>